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style:writing-mode="lr-tb"/>
    </style:style>
    <style:style style:name="P2" style:family="paragraph" style:parent-style-name="Heading_20_3">
      <style:paragraph-properties style:writing-mode="lr-tb"/>
    </style:style>
    <style:style style:name="P3" style:family="paragraph" style:parent-style-name="Preformatted_20_Text">
      <style:paragraph-properties fo:margin-top="0cm" fo:margin-bottom="0.499cm" loext:contextual-spacing="false" style:writing-mode="lr-tb"/>
    </style:style>
    <style:style style:name="P4" style:family="paragraph" style:parent-style-name="Preformatted_20_Text">
      <style:paragraph-properties style:writing-mode="lr-tb"/>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officeooo:paragraph-rsid="00126c79"/>
    </style:style>
    <style:style style:name="P9" style:family="paragraph" style:parent-style-name="Text_20_body">
      <style:paragraph-properties style:writing-mode="lr-tb"/>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1">
      <style:paragraph-properties fo:margin-top="0cm" fo:margin-bottom="0cm" loext:contextual-spacing="false" style:writing-mode="lr-tb"/>
    </style:style>
    <style:style style:name="T1" style:family="text">
      <style:text-properties officeooo:rsid="00122ea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image-classification"/>Image classification</text:h>
      <text:p text:style-name="P9">It builds an image classifier using a <text:a xlink:type="simple" xlink:href="https://www.tensorflow.org/api_docs/python/tf/keras/Sequential" text:style-name="Internet_20_link" text:visited-style-name="Visited_20_Internet_20_Link"><text:span text:style-name="Source_20_Text">tf.ke</text:span></text:a><text:a xlink:type="simple" xlink:href="https://www.tensorflow.org/api_docs/python/tf/keras/Sequential" text:style-name="Internet_20_link" text:visited-style-name="Visited_20_Internet_20_Link"><text:span text:style-name="Source_20_Text">ras.Sequenti</text:span></text:a><text:span text:style-name="Source_20_Text"><text:span text:style-name="T1">al </text:span></text:span><text:s/>model and load data using <text:span text:style-name="T1">tf</text:span><text:a xlink:type="simple" xlink:href="https://www.tensorflow.org/api_docs/python/tf/keras/preprocessing/image/ImageDataGenerator" text:style-name="Internet_20_link" text:visited-style-name="Visited_20_Internet_20_Link"><text:span text:style-name="Source_20_Text">.keras.preprocessing.image.ImageDataGenerator</text:span></text:a>. You will get some practical experience and develop intuition for the following concepts:</text:p>
      <text:list xml:id="list2971113826" text:style-name="L1">
        <text:list-item>
          <text:p text:style-name="P13">Building <text:span text:style-name="Emphasis">data input pipelines</text:span> using the <text:a xlink:type="simple" xlink:href="https://www.tensorflow.org/api_docs/python/tf/keras/preprocessing/image/ImageDataGenerator" text:style-name="Internet_20_link" text:visited-style-name="Visited_20_Internet_20_Link"><text:span text:style-name="Source_20_Text">tf.keras.preprocessing.image.ImageDataGenerator</text:span></text:a> class to efficiently work with data on disk to use with the model. </text:p>
        </text:list-item>
        <text:list-item>
          <text:p text:style-name="P10"><text:span text:style-name="Emphasis">Overfitting</text:span> —How to identify and prevent it. </text:p>
        </text:list-item>
        <text:list-item>
          <text:p text:style-name="P5"><text:span text:style-name="Emphasis">Data augmentation</text:span> and <text:span text:style-name="Emphasis">dropout</text:span> —Key techniques to fight overfitting in computer vision tasks to incorporate into the data pipeline and image classifier model. </text:p>
        </text:list-item>
      </text:list>
      <text:p text:style-name="Text_20_body">This tutorial follows a basic machine learning workflow:</text:p>
      <text:list xml:id="list4273643937" text:style-name="L2">
        <text:list-item>
          <text:p text:style-name="P11">Examine and understand data </text:p>
        </text:list-item>
        <text:list-item>
          <text:p text:style-name="P11">Build an input pipeline </text:p>
        </text:list-item>
        <text:list-item>
          <text:p text:style-name="P11">Build the model </text:p>
        </text:list-item>
        <text:list-item>
          <text:p text:style-name="P11">Train the model </text:p>
        </text:list-item>
        <text:list-item>
          <text:p text:style-name="P11">Test the model </text:p>
        </text:list-item>
        <text:list-item>
          <text:p text:style-name="P6">Improve the model and repeat the process </text:p>
        </text:list-item>
      </text:list>
      <text:h text:style-name="Heading_20_2" text:outline-level="2"><text:bookmark text:name="import_packages"/>Import packages</text:h>
      <text:p text:style-name="P9">Let's start by importing the required packages. The <text:span text:style-name="Source_20_Text">os</text:span> package is used to read files and directory structure, NumPy is used to convert python list to numpy array and to perform required matrix operations and <text:span text:style-name="Source_20_Text">matplotlib.pyplot</text:span> to plot the graph and display images in the training and validation data.</text:p>
      <text:p text:style-name="P8">Import Tensorflow and the Keras classes needed to construct our model.</text:p>
      <text:p text:style-name="P8"><text:span text:style-name="Source_20_Text"/></text:p>
      <text:p text:style-name="P8"><text:span text:style-name="Source_20_Text">from tensorflow.keras.models import Sequential</text:span></text:p>
      <text:p text:style-name="P4"><text:span text:style-name="Source_20_Text">from tensorflow.keras.layers import Dense, Conv2D, Flatten, Dropout, MaxPooling2D</text:span></text:p>
      <text:p text:style-name="P4"><text:span text:style-name="Source_20_Text">from tensorflow.keras.preprocessing.image import ImageDataGenerator</text:span></text:p>
      <text:p text:style-name="P4"><text:span text:style-name="Source_20_Text">import os</text:span></text:p>
      <text:p text:style-name="P4"><text:span text:style-name="Source_20_Text">import numpy as np</text:span></text:p>
      <text:p text:style-name="P3"><text:span text:style-name="Source_20_Text">import matplotlib.pyplot as plt</text:span></text:p>
      <text:p text:style-name="Text_20_body"/>
      <text:h text:style-name="Heading_20_2" text:outline-level="2"><text:bookmark text:name="load_data"/>Load data</text:h>
      <text:p text:style-name="Text_20_body">Begin by downloading the dataset. This tutorial uses a filtered version of <text:a xlink:type="simple" xlink:href="https://www.kaggle.com/c/dogs-vs-cats/data" office:target-frame-name="_blank" xlink:show="new" text:style-name="Internet_20_link" text:visited-style-name="Visited_20_Internet_20_Link">Dogs vs Cats</text:a> dataset from Kaggle. Download the archive version of the dataset and store it in the "/tmp/" directory.</text:p>
      <text:p text:style-name="P4"><text:span text:style-name="Source_20_Text">_URL = 'https://storage.googleapis.com/mledu-datasets/cats_and_dogs_filtered.zip'</text:span></text:p>
      <text:p text:style-name="P4"><text:soft-page-break/><text:span text:style-name="Source_20_Text">path_to_zip = tf.keras.utils.get_file('cats_and_dogs.zip', origin=_URL, extract=True)</text:span></text:p>
      <text:p text:style-name="P3"><text:span text:style-name="Source_20_Text">PATH = os.path.join(os.path.dirname(path_to_zip), 'cats_and_dogs_filtered')</text:span></text:p>
      <text:p text:style-name="Text_20_body"/>
      <text:h text:style-name="Heading_20_3" text:outline-level="3"><text:bookmark text:name="understand_the_data"/>Understand the data</text:h>
      <text:p text:style-name="Text_20_body">Let's look at how many cats and dogs images are in the training and validation directory:</text:p>
      <text:p text:style-name="P4"><text:span text:style-name="Source_20_Text">num_cats_tr = len(os.listdir(train_cats_dir))</text:span></text:p>
      <text:p text:style-name="P4"><text:span text:style-name="Source_20_Text">num_dogs_tr = len(os.listdir(train_dogs_dir))</text:span></text:p>
      <text:p text:style-name="P4"><text:span text:style-name="Source_20_Text">num_cats_val = len(os.listdir(validation_cats_dir))</text:span></text:p>
      <text:p text:style-name="P4"><text:span text:style-name="Source_20_Text">num_dogs_val = len(os.listdir(validation_dogs_dir))</text:span></text:p>
      <text:p text:style-name="P4"><text:span text:style-name="Source_20_Text">total_train = num_cats_tr + num_dogs_tr</text:span></text:p>
      <text:p text:style-name="P3"><text:span text:style-name="Source_20_Text">total_val = num_cats_val + num_dogs_val</text:span></text:p>
      <text:p text:style-name="P4"><text:span text:style-name="Source_20_Text">print('total training cat images:', num_cats_tr)</text:span></text:p>
      <text:p text:style-name="P4"><text:span text:style-name="Source_20_Text">print('total training dog images:', num_dogs_tr)</text:span></text:p>
      <text:p text:style-name="P4"><text:span text:style-name="Source_20_Text">print('total validation cat images:', num_cats_val)</text:span></text:p>
      <text:p text:style-name="P4"><text:span text:style-name="Source_20_Text">print('total validation dog images:', num_dogs_val)</text:span></text:p>
      <text:p text:style-name="P4"><text:span text:style-name="Source_20_Text">print("--")</text:span></text:p>
      <text:p text:style-name="P4"><text:span text:style-name="Source_20_Text">print("Total training images:", total_train)</text:span></text:p>
      <text:p text:style-name="P3"><text:span text:style-name="Source_20_Text">print("Total validation images:", total_val)</text:span></text:p>
      <text:p text:style-name="Text_20_body"/>
      <text:h text:style-name="Heading_20_2" text:outline-level="2"><text:bookmark text:name="data_preparation"/>Data preparation</text:h>
      <text:p text:style-name="Text_20_body">Format the images into appropriately pre-processed floating point tensors before feeding to the network:</text:p>
      <text:list xml:id="list424582438" text:style-name="L3">
        <text:list-item>
          <text:p text:style-name="P12">Read images from the disk. </text:p>
        </text:list-item>
        <text:list-item>
          <text:p text:style-name="P12">Decode contents of these images and convert it into proper grid format as per their RGB content. </text:p>
        </text:list-item>
        <text:list-item>
          <text:p text:style-name="P12">Convert them into floating point tensors. </text:p>
        </text:list-item>
        <text:list-item>
          <text:p text:style-name="P7">Rescale the tensors from values between 0 and 255 to values between 0 and 1, as neural networks prefer to deal with small input values. </text:p>
        </text:list-item>
      </text:list>
      <text:p text:style-name="P9">Fortunately, all these tasks can be done with the <text:span text:style-name="Source_20_Text">ImageDataGenerator</text:span> class provided by <text:a xlink:type="simple" xlink:href="https://www.tensorflow.org/api_docs/python/tf/keras" text:style-name="Internet_20_link" text:visited-style-name="Visited_20_Internet_20_Link"><text:span text:style-name="Source_20_Text">tf.keras</text:span></text:a>. It can read images from disk and preprocess them into proper tensors. It will also set up generators that convert these images into batches of tensors—helpful when training the network.</text:p>
      <text:p text:style-name="P4"><text:span text:style-name="Source_20_Text">train_image_generator = ImageDataGenerator(rescale=1./255) # Generator for our training data</text:span></text:p>
      <text:p text:style-name="P3"><text:span text:style-name="Source_20_Text">validation_image_generator = ImageDataGenerator(rescale=1./255) # Generator for our validation data</text:span></text:p>
      <text:p text:style-name="Text_20_body"/>
      <text:p text:style-name="P9">After defining the generators for training and validation images, the <text:span text:style-name="Source_20_Text">flow_from_directory</text:span> method load images from the disk, applies rescaling, and resizes the images into the required dimensions.</text:p>
      <text:p text:style-name="P4"><text:span text:style-name="Source_20_Text">train_data_gen = train_image_generator.flow_from_directory(batch_size=batch_size,</text:span></text:p>
      <text:p text:style-name="P4"><text:span text:style-name="Source_20_Text">                                                           directory=train_dir,</text:span></text:p>
      <text:p text:style-name="P4"><text:soft-page-break/><text:span text:style-name="Source_20_Text">                                                           shuffle=True,</text:span></text:p>
      <text:p text:style-name="P4"><text:span text:style-name="Source_20_Text">                                                           target_size=(IMG_HEIGHT, IMG_WIDTH),</text:span></text:p>
      <text:p text:style-name="P3"><text:span text:style-name="Source_20_Text">                                                           class_mode='binary')</text:span></text:p>
      <text:p text:style-name="P4"><text:span text:style-name="Source_20_Text">val_data_gen = validation_image_generator.flow_from_directory(batch_size=batch_size,</text:span></text:p>
      <text:p text:style-name="P4"><text:span text:style-name="Source_20_Text">                                                              directory=validation_dir,</text:span></text:p>
      <text:p text:style-name="P4"><text:span text:style-name="Source_20_Text">                                                              target_size=(IMG_HEIGHT, IMG_WIDTH),</text:span></text:p>
      <text:p text:style-name="P3"><text:span text:style-name="Source_20_Text">                                                              class_mode='binary')</text:span></text:p>
      <text:p text:style-name="P9"/>
      <text:p text:style-name="Text_20_body"/>
      <text:h text:style-name="Heading_20_3" text:outline-level="3"><text:bookmark text:name="visualize_training_images"/>Visualize training images</text:h>
      <text:p text:style-name="P9">Visualize the training images by extracting a batch of images from the training generator—which is 32 images in this example—then plot five of them with <text:span text:style-name="Source_20_Text">matplotlib</text:span>.</text:p>
      <text:p text:style-name="P3"><text:span text:style-name="Source_20_Text">sample_training_images, _ = next(train_data_gen)</text:span></text:p>
      <text:p text:style-name="P4"><text:span text:style-name="Source_20_Text"># This function will plot images in the form of a grid with 1 row and 5 columns where images are placed in each column.</text:span></text:p>
      <text:p text:style-name="P4"><text:span text:style-name="Source_20_Text">def plotImages(images_arr):</text:span></text:p>
      <text:p text:style-name="P4"><text:span text:style-name="Source_20_Text">    fig, axes = plt.subplots(1, 5, figsize=(20,20))</text:span></text:p>
      <text:p text:style-name="P4"><text:span text:style-name="Source_20_Text">    axes = axes.flatten()</text:span></text:p>
      <text:p text:style-name="P4"><text:span text:style-name="Source_20_Text">    for img, ax in zip( images_arr, axes):</text:span></text:p>
      <text:p text:style-name="P4"><text:span text:style-name="Source_20_Text">        ax.imshow(img)</text:span></text:p>
      <text:p text:style-name="P4"><text:span text:style-name="Source_20_Text">        ax.axis('off')</text:span></text:p>
      <text:p text:style-name="P4"><text:span text:style-name="Source_20_Text">    plt.tight_layout()</text:span></text:p>
      <text:p text:style-name="P3"><text:span text:style-name="Source_20_Text">    plt.show()</text:span></text:p>
      <text:p text:style-name="Text_20_body"/>
      <text:h text:style-name="Heading_20_2" text:outline-level="2"><text:bookmark text:name="create_the_model"/>Create the model</text:h>
      <text:p text:style-name="P9">The model consists of three convolution blocks with a max pool layer in each of them. There's a fully connected layer with 512 units on top of it that is activated by a <text:span text:style-name="Source_20_Text">relu</text:span> activation function.</text:p>
      <text:p text:style-name="P4"><text:span text:style-name="Source_20_Text">model = Sequential([</text:span></text:p>
      <text:p text:style-name="P4"><text:span text:style-name="Source_20_Text">    Conv2D(16, 3, padding='same', activation='relu', input_shape=(IMG_HEIGHT, IMG_WIDTH ,3)),</text:span></text:p>
      <text:p text:style-name="P4"><text:span text:style-name="Source_20_Text">    MaxPooling2D(),</text:span></text:p>
      <text:p text:style-name="P4"><text:span text:style-name="Source_20_Text">    Conv2D(32, 3, padding='same', activation='relu'),</text:span></text:p>
      <text:p text:style-name="P4"><text:span text:style-name="Source_20_Text">    MaxPooling2D(),</text:span></text:p>
      <text:p text:style-name="P4"><text:span text:style-name="Source_20_Text">    Conv2D(64, 3, padding='same', activation='relu'),</text:span></text:p>
      <text:p text:style-name="P4"><text:span text:style-name="Source_20_Text">    MaxPooling2D(),</text:span></text:p>
      <text:p text:style-name="P4"><text:span text:style-name="Source_20_Text">    Flatten(),</text:span></text:p>
      <text:p text:style-name="P4"><text:span text:style-name="Source_20_Text">    Dense(512, activation='relu'),</text:span></text:p>
      <text:p text:style-name="P4"><text:span text:style-name="Source_20_Text">    Dense(1)</text:span></text:p>
      <text:p text:style-name="P3"><text:span text:style-name="Source_20_Text">])</text:span></text:p>
      <text:p text:style-name="P9"/>
      <text:p text:style-name="Text_20_body"/>
      <text:h text:style-name="Heading_20_3" text:outline-level="3"><text:bookmark text:name="compile_the_model"/><text:soft-page-break/>Compile the model</text:h>
      <text:p text:style-name="P9">For this tutorial, choose the <text:span text:style-name="Emphasis">ADAM</text:span> optimizer and <text:span text:style-name="Emphasis">binary cross entropy</text:span> loss function. To view training and validation accuracy for each training epoch, pass the <text:span text:style-name="Source_20_Text">metrics</text:span> argument.</text:p>
      <text:p text:style-name="P4"><text:span text:style-name="Source_20_Text">model.compile(optimizer='adam',</text:span></text:p>
      <text:p text:style-name="P4"><text:span text:style-name="Source_20_Text">              loss=tf.keras.losses.BinaryCrossentropy(from_logits=True),</text:span></text:p>
      <text:p text:style-name="P3"><text:span text:style-name="Source_20_Text">              metrics=['accuracy'])</text:span></text:p>
      <text:p text:style-name="P4"><text:span text:style-name="Source_20_Text">model.summary()</text:span></text:p>
      <text:p text:style-name="P9"/>
      <text:p text:style-name="P9"/>
      <text:h text:style-name="P2" text:outline-level="3"><text:bookmark text:name="train_the_model"/>Train the model</text:h>
      <text:p text:style-name="P9">Use the <text:span text:style-name="Source_20_Text">fit_generator</text:span> method of the <text:span text:style-name="Source_20_Text">ImageDataGenerator</text:span> class to train the network.</text:p>
      <text:p text:style-name="P4"><text:span text:style-name="Source_20_Text">history = model.fit_generator(</text:span></text:p>
      <text:p text:style-name="P4"><text:span text:style-name="Source_20_Text">    train_data_gen,</text:span></text:p>
      <text:p text:style-name="P4"><text:span text:style-name="Source_20_Text">    steps_per_epoch=total_train // batch_size,</text:span></text:p>
      <text:p text:style-name="P4"><text:span text:style-name="Source_20_Text">    epochs=epochs,</text:span></text:p>
      <text:p text:style-name="P4"><text:span text:style-name="Source_20_Text">    validation_data=val_data_gen,</text:span></text:p>
      <text:p text:style-name="P4"><text:span text:style-name="Source_20_Text">    validation_steps=total_val // batch_size</text:span></text:p>
      <text:p text:style-name="P3"><text:span text:style-name="Source_20_Text">)</text:span></text:p>
      <text:p text:style-name="P9"/>
      <text:p text:style-name="P9"/>
      <text:h text:style-name="P2" text:outline-level="3"><text:bookmark text:name="visualize_training_results"/>Visualize training results</text:h>
      <text:p text:style-name="Text_20_body">Now visualize the results after training the network.</text:p>
      <text:p text:style-name="P4"><text:span text:style-name="Source_20_Text">acc = history.history['accuracy']</text:span></text:p>
      <text:p text:style-name="P4"><text:span text:style-name="Source_20_Text">val_acc = history.history['val_accuracy']</text:span></text:p>
      <text:p text:style-name="P4"><text:span text:style-name="Source_20_Text">loss=history.history['loss']</text:span></text:p>
      <text:p text:style-name="P4"><text:span text:style-name="Source_20_Text">val_loss=history.history['val_loss']</text:span></text:p>
      <text:p text:style-name="P4"><text:span text:style-name="Source_20_Text">epochs_range = range(epochs)</text:span></text:p>
      <text:p text:style-name="P4"><text:span text:style-name="Source_20_Text">plt.figure(figsize=(8, 8))</text:span></text:p>
      <text:p text:style-name="P4"><text:span text:style-name="Source_20_Text">plt.subplot(1, 2, 1)</text:span></text:p>
      <text:p text:style-name="P4"><text:span text:style-name="Source_20_Text">plt.plot(epochs_range, acc, label='Training Accuracy')</text:span></text:p>
      <text:p text:style-name="P4"><text:span text:style-name="Source_20_Text">plt.plot(epochs_range, val_acc, label='Validation Accuracy')</text:span></text:p>
      <text:p text:style-name="P4"><text:span text:style-name="Source_20_Text">plt.legend(loc='lower right')</text:span></text:p>
      <text:p text:style-name="P4"><text:span text:style-name="Source_20_Text">plt.title('Training and Validation Accuracy')</text:span></text:p>
      <text:p text:style-name="P4"><text:span text:style-name="Source_20_Text">plt.subplot(1, 2, 2)</text:span></text:p>
      <text:p text:style-name="P4"><text:span text:style-name="Source_20_Text">plt.plot(epochs_range, loss, label='Training Loss')</text:span></text:p>
      <text:p text:style-name="P4"><text:span text:style-name="Source_20_Text">plt.plot(epochs_range, val_loss, label='Validation Loss')</text:span></text:p>
      <text:p text:style-name="P4"><text:span text:style-name="Source_20_Text">plt.legend(loc='upper right')</text:span></text:p>
      <text:p text:style-name="P4"><text:span text:style-name="Source_20_Text">plt.title('Training and Validation Loss')</text:span></text:p>
      <text:p text:style-name="P3"><text:span text:style-name="Source_20_Text">plt.show()</text:span></text:p>
      <text:p text:style-name="P9"/>
      <text:h text:style-name="P1" text:outline-level="2"><text:bookmark text:name="overfitting"/>Overfitting</text:h>
      <text:p text:style-name="Text_20_body">In the plots above, the training accuracy is increasing linearly over time, whereas validation accuracy stalls around 70% in the training process. Also, the difference in accuracy between training and validation accuracy is noticeable—a sign of <text:span text:style-name="Emphasis">overfitting</text:span>.</text:p>
      <text:p text:style-name="Text_20_body"><text:soft-page-break/>When there are a small number of training examples, the model sometimes learns from noises or unwanted details from training examples—to an extent that it negatively impacts the performance of the model on new examples. This phenomenon is known as overfitting. It means that the model will have a difficult time generalizing on a new dataset.</text:p>
      <text:p text:style-name="Text_20_body">There are multiple ways to fight overfitting in the training process. In this tutorial, you'll use <text:span text:style-name="Emphasis">data augmentation</text:span> and add <text:span text:style-name="Emphasis">dropout</text:span> to our model.</text:p>
      <text:h text:style-name="Heading_20_2" text:outline-level="2"><text:bookmark text:name="data_augmentation"/>Data augmentation</text:h>
      <text:p text:style-name="Text_20_body">Overfitting generally occurs when there are a small number of training examples. One way to fix this problem is to augment the dataset so that it has a sufficient number of training examples. Data augmentation takes the approach of generating more training data from existing training samples by augmenting the samples using random transformations that yield believable-looking images. The goal is the model will never see the exact same picture twice during training. This helps expose the model to more aspects of the data and generalize better.</text:p>
      <text:p text:style-name="P9">Implement this in <text:a xlink:type="simple" xlink:href="https://www.tensorflow.org/api_docs/python/tf/keras" text:style-name="Internet_20_link" text:visited-style-name="Visited_20_Internet_20_Link"><text:span text:style-name="Source_20_Text">tf.keras</text:span></text:a> using the <text:span text:style-name="Source_20_Text">ImageDataGenerator</text:span> class. Pass different transformations to the dataset and it will take care of applying it during the training process.</text:p>
      <text:h text:style-name="Heading_20_3" text:outline-level="3"><text:bookmark text:name="augment_and_visualize_data"/>Augment and visualize data</text:h>
      <text:p text:style-name="Text_20_body">Begin by applying random horizontal flip augmentation to the dataset and see how individual images look like after the transformation.</text:p>
      <text:h text:style-name="Heading_20_3" text:outline-level="3"><text:bookmark text:name="apply_horizontal_flip"/>Apply horizontal flip</text:h>
      <text:p text:style-name="P9">Pass <text:span text:style-name="Source_20_Text">horizontal_flip</text:span> as an argument to the <text:span text:style-name="Source_20_Text">ImageDataGenerator</text:span> class and set it to <text:span text:style-name="Source_20_Text">True</text:span> to apply this augmentation.</text:p>
      <text:p text:style-name="P4"><text:span text:style-name="Source_20_Text">image_gen = ImageDataGenerator(rescale=1./255, horizontal_flip=True)</text:span></text:p>
      <text:p text:style-name="P4"><text:span text:style-name="Source_20_Text">train_data_gen = image_gen.flow_from_directory(batch_size=batch_size,</text:span></text:p>
      <text:p text:style-name="P4"><text:span text:style-name="Source_20_Text">                                               directory=train_dir,</text:span></text:p>
      <text:p text:style-name="P4"><text:span text:style-name="Source_20_Text">                                               shuffle=True,</text:span></text:p>
      <text:p text:style-name="P3"><text:span text:style-name="Source_20_Text">                                               target_size=(IMG_HEIGHT, IMG_WIDTH))</text:span></text:p>
      <text:p text:style-name="P9"/>
      <text:p text:style-name="P9">Take one sample image from the training examples and repeat it five times so that the augmentation is applied to the same image five times.</text:p>
      <text:p text:style-name="P4"><text:span text:style-name="Source_20_Text">augmented_images = [train_data_gen[0][0][0] for i in range(5)]</text:span></text:p>
      <text:p text:style-name="P9"/>
      <text:p text:style-name="P9"/>
      <text:h text:style-name="P2" text:outline-level="3"><text:bookmark text:name="randomly_rotate_the_image"/>Randomly rotate the image</text:h>
      <text:p text:style-name="Text_20_body">Let's take a look at a different augmentation called rotation and apply 45 degrees of rotation randomly to the training examples.</text:p>
      <text:p text:style-name="P3"><text:span text:style-name="Source_20_Text">image_gen = ImageDataGenerator(rescale=1./255, rotation_range=45)</text:span></text:p>
      <text:p text:style-name="Text_20_body"><text:soft-page-break/></text:p>
      <text:h text:style-name="Heading_20_3" text:outline-level="3"><text:bookmark text:name="apply_zoom_augmentation"/>Apply zoom augmentation</text:h>
      <text:p text:style-name="Text_20_body">Apply a zoom augmentation to the dataset to zoom images up to 50% randomly.</text:p>
      <text:p text:style-name="P4"><text:span text:style-name="Source_20_Text"># zoom_range from 0 - 1 where 1 = 100%.</text:span></text:p>
      <text:p text:style-name="P3"><text:span text:style-name="Source_20_Text">image_gen = ImageDataGenerator(rescale=1./255, zoom_range=0.5) # </text:span></text:p>
      <text:p text:style-name="P4"><text:span text:style-name="Source_20_Text">train_data_gen = image_gen.flow_from_directory(batch_size=batch_size,</text:span></text:p>
      <text:p text:style-name="P4"><text:span text:style-name="Source_20_Text">                                               directory=train_dir,</text:span></text:p>
      <text:p text:style-name="P4"><text:span text:style-name="Source_20_Text">                                               shuffle=True,</text:span></text:p>
      <text:p text:style-name="P4"><text:span text:style-name="Source_20_Text">                                               target_size=(IMG_HEIGHT, IMG_WIDTH))</text:span></text:p>
      <text:p text:style-name="P3"><text:span text:style-name="Source_20_Text">augmented_images = [train_data_gen[0][0][0] for i in range(5)]</text:span></text:p>
      <text:p text:style-name="Text_20_body"/>
      <text:h text:style-name="Heading_20_3" text:outline-level="3"><text:bookmark text:name="put_it_all_together"/>Put it all together</text:h>
      <text:p text:style-name="Text_20_body">Apply all the previous augmentations. Here, you applied rescale, 45 degree rotation, width shift, height shift, horizontal flip and zoom augmentation to the training images.</text:p>
      <text:p text:style-name="P4"><text:span text:style-name="Source_20_Text">image_gen_train = ImageDataGenerator(</text:span></text:p>
      <text:p text:style-name="P4"><text:span text:style-name="Source_20_Text">                    rescale=1./255,</text:span></text:p>
      <text:p text:style-name="P4"><text:span text:style-name="Source_20_Text">                    rotation_range=45,</text:span></text:p>
      <text:p text:style-name="P4"><text:span text:style-name="Source_20_Text">                    width_shift_range=.15,</text:span></text:p>
      <text:p text:style-name="P4"><text:span text:style-name="Source_20_Text">                    height_shift_range=.15,</text:span></text:p>
      <text:p text:style-name="P4"><text:span text:style-name="Source_20_Text">                    horizontal_flip=True,</text:span></text:p>
      <text:p text:style-name="P4"><text:span text:style-name="Source_20_Text">                    zoom_range=0.5</text:span></text:p>
      <text:p text:style-name="P3"><text:span text:style-name="Source_20_Text">                    )</text:span></text:p>
      <text:p text:style-name="P4"><text:span text:style-name="Source_20_Text">train_data_gen = image_gen_train.flow_from_directory(batch_size=batch_size,</text:span></text:p>
      <text:p text:style-name="P4"><text:span text:style-name="Source_20_Text">                                                     directory=train_dir,</text:span></text:p>
      <text:p text:style-name="P4"><text:span text:style-name="Source_20_Text">                                                     shuffle=True,</text:span></text:p>
      <text:p text:style-name="P4"><text:span text:style-name="Source_20_Text">                                                     target_size=(IMG_HEIGHT, IMG_WIDTH),</text:span></text:p>
      <text:p text:style-name="P3"><text:span text:style-name="Source_20_Text">                                                     class_mode='binary')</text:span></text:p>
      <text:p text:style-name="Text_20_body"/>
      <text:h text:style-name="Heading_20_3" text:outline-level="3"><text:bookmark text:name="create_validation_data_generator"/>Create validation data generator</text:h>
      <text:p text:style-name="P9">Generally, only apply data augmentation to the training examples. In this case, only rescale the validation images and convert them into batches using <text:span text:style-name="Source_20_Text">ImageDataGenerator</text:span>.</text:p>
      <text:p text:style-name="P4"><text:span text:style-name="Source_20_Text">image_gen_val = ImageDataGenerator(rescale=1./255)</text:span></text:p>
      <text:p text:style-name="P4"><text:span text:style-name="Source_20_Text">val_data_gen = image_gen_val.flow_from_directory(batch_size=batch_size,</text:span></text:p>
      <text:p text:style-name="P4"><text:span text:style-name="Source_20_Text">                                                 directory=validation_dir,</text:span></text:p>
      <text:p text:style-name="P4"><text:span text:style-name="Source_20_Text">                                                 target_size=(IMG_HEIGHT, IMG_WIDTH),</text:span></text:p>
      <text:p text:style-name="P3"><text:span text:style-name="Source_20_Text">                                                 class_mode='binary')</text:span></text:p>
      <text:p text:style-name="P9"/>
      <text:h text:style-name="P1" text:outline-level="2"><text:bookmark text:name="dropout"/><text:soft-page-break/>Dropout</text:h>
      <text:p text:style-name="Text_20_body">Another technique to reduce overfitting is to introduce <text:span text:style-name="Emphasis">dropout</text:span> to the network. It is a form of <text:span text:style-name="Emphasis">regularization</text:span> that forces the weights in the network to take only small values, which makes the distribution of weight values more regular and the network can reduce overfitting on small training examples. Dropout is one of the regularization technique used in this tutorial</text:p>
      <text:p text:style-name="Text_20_body">When you apply dropout to a layer it randomly drops out (set to zero) number of output units from the applied layer during the training process. Dropout takes a fractional number as its input value, in the form such as 0.1, 0.2, 0.4, etc. This means dropping out 10%, 20% or 40% of the output units randomly from the applied layer.</text:p>
      <text:p text:style-name="Text_20_body">When appling 0.1 dropout to a certain layer, it randomly kills 10% of the output units in each training epoch.</text:p>
      <text:p text:style-name="Text_20_body">Create a network architecture with this new dropout feature and apply it to different convolutions and fully-connected layers.</text:p>
      <text:h text:style-name="Heading_20_2" text:outline-level="2"><text:bookmark text:name="creating_a_new_network_with_dropouts"/>Creating a new network with Dropouts</text:h>
      <text:p text:style-name="Text_20_body">Here, you apply dropout to first and last max pool layers. Applying dropout will randomly set 20% of the neurons to zero during each training epoch. This helps to avoid overfitting on the training dataset.</text:p>
      <text:p text:style-name="P4"><text:span text:style-name="Source_20_Text">model_new = Sequential([</text:span></text:p>
      <text:p text:style-name="P4"><text:span text:style-name="Source_20_Text">    Conv2D(16, 3, padding='same', activation='relu', </text:span></text:p>
      <text:p text:style-name="P4"><text:span text:style-name="Source_20_Text">           input_shape=(IMG_HEIGHT, IMG_WIDTH ,3)),</text:span></text:p>
      <text:p text:style-name="P4"><text:span text:style-name="Source_20_Text">    MaxPooling2D(),</text:span></text:p>
      <text:p text:style-name="P4"><text:span text:style-name="Source_20_Text">    Dropout(0.2),</text:span></text:p>
      <text:p text:style-name="P4"><text:span text:style-name="Source_20_Text">    Conv2D(32, 3, padding='same', activation='relu'),</text:span></text:p>
      <text:p text:style-name="P4"><text:span text:style-name="Source_20_Text">    MaxPooling2D(),</text:span></text:p>
      <text:p text:style-name="P4"><text:span text:style-name="Source_20_Text">    Conv2D(64, 3, padding='same', activation='relu'),</text:span></text:p>
      <text:p text:style-name="P4"><text:span text:style-name="Source_20_Text">    MaxPooling2D(),</text:span></text:p>
      <text:p text:style-name="P4"><text:span text:style-name="Source_20_Text">    Dropout(0.2),</text:span></text:p>
      <text:p text:style-name="P4"><text:span text:style-name="Source_20_Text">    Flatten(),</text:span></text:p>
      <text:p text:style-name="P4"><text:span text:style-name="Source_20_Text">    Dense(512, activation='relu'),</text:span></text:p>
      <text:p text:style-name="P4"><text:span text:style-name="Source_20_Text">    Dense(1)</text:span></text:p>
      <text:p text:style-name="P3"><text:span text:style-name="Source_20_Text">])</text:span></text:p>
      <text:p text:style-name="P9"/>
      <text:h text:style-name="P2" text:outline-level="3"><text:bookmark text:name="compile_the_model_2"/>Compile the model</text:h>
      <text:p text:style-name="Text_20_body">After introducing dropouts to the network, compile the model and view the layers summary.</text:p>
      <text:p text:style-name="P4"><text:span text:style-name="Source_20_Text">model_new.compile(optimizer='adam',</text:span></text:p>
      <text:p text:style-name="P4"><text:span text:style-name="Source_20_Text">                  loss=tf.keras.losses.BinaryCrossentropy(from_logits=True),</text:span></text:p>
      <text:p text:style-name="P4"><text:span text:style-name="Source_20_Text">                  metrics=['accuracy'])</text:span></text:p>
      <text:p text:style-name="P3"><text:span text:style-name="Source_20_Text">model_new.summary()</text:span></text:p>
      <text:p text:style-name="Text_20_body"/>
      <text:p text:style-name="P9"/>
      <text:h text:style-name="P2" text:outline-level="3"><text:bookmark text:name="train_the_model_2"/><text:soft-page-break/>Train the model</text:h>
      <text:p text:style-name="Text_20_body">After successfully introducing data augmentations to the training examples and adding dropouts to the network, train this new network:</text:p>
      <text:p text:style-name="P4"><text:span text:style-name="Source_20_Text">history = model_new.fit_generator(</text:span></text:p>
      <text:p text:style-name="P4"><text:span text:style-name="Source_20_Text">    train_data_gen,</text:span></text:p>
      <text:p text:style-name="P4"><text:span text:style-name="Source_20_Text">    steps_per_epoch=total_train // batch_size,</text:span></text:p>
      <text:p text:style-name="P4"><text:span text:style-name="Source_20_Text">    epochs=epochs,</text:span></text:p>
      <text:p text:style-name="P4"><text:span text:style-name="Source_20_Text">    validation_data=val_data_gen,</text:span></text:p>
      <text:p text:style-name="P4"><text:span text:style-name="Source_20_Text">    validation_steps=total_val // batch_size</text:span></text:p>
      <text:p text:style-name="P3"><text:span text:style-name="Source_20_Text">)</text:span></text:p>
      <text:p text:style-name="Text_20_body"/>
      <text:p text:style-name="Text_20_body"/>
      <text:h text:style-name="Heading_20_3" text:outline-level="3"><text:bookmark text:name="visualize_the_model"/>Visualize the model</text:h>
      <text:p text:style-name="Text_20_body">Visualize the new model after training, you can see that there is significantly less overfitting than before. The accuracy should go up after training the model for more epochs.</text:p>
      <text:p text:style-name="P4"><text:span text:style-name="Source_20_Text">acc = history.history['accuracy']</text:span></text:p>
      <text:p text:style-name="P4"><text:span text:style-name="Source_20_Text">val_acc = history.history['val_accuracy']</text:span></text:p>
      <text:p text:style-name="P4"><text:span text:style-name="Source_20_Text">loss = history.history['loss']</text:span></text:p>
      <text:p text:style-name="P4"><text:span text:style-name="Source_20_Text">val_loss = history.history['val_loss']</text:span></text:p>
      <text:p text:style-name="P4"><text:span text:style-name="Source_20_Text">epochs_range = range(epochs)</text:span></text:p>
      <text:p text:style-name="P4"><text:span text:style-name="Source_20_Text">plt.figure(figsize=(8, 8))</text:span></text:p>
      <text:p text:style-name="P4"><text:span text:style-name="Source_20_Text">plt.subplot(1, 2, 1)</text:span></text:p>
      <text:p text:style-name="P4"><text:span text:style-name="Source_20_Text">plt.plot(epochs_range, acc, label='Training Accuracy')</text:span></text:p>
      <text:p text:style-name="P4"><text:span text:style-name="Source_20_Text">plt.plot(epochs_range, val_acc, label='Validation Accuracy')</text:span></text:p>
      <text:p text:style-name="P4"><text:span text:style-name="Source_20_Text">plt.legend(loc='lower right')</text:span></text:p>
      <text:p text:style-name="P4"><text:span text:style-name="Source_20_Text">plt.title('Training and Validation Accuracy')</text:span></text:p>
      <text:p text:style-name="P4"><text:span text:style-name="Source_20_Text">plt.subplot(1, 2, 2)</text:span></text:p>
      <text:p text:style-name="P4"><text:span text:style-name="Source_20_Text">plt.plot(epochs_range, loss, label='Training Loss')</text:span></text:p>
      <text:p text:style-name="P4"><text:span text:style-name="Source_20_Text">plt.plot(epochs_range, val_loss, label='Validation Loss')</text:span></text:p>
      <text:p text:style-name="P4"><text:span text:style-name="Source_20_Text">plt.legend(loc='upper right')</text:span></text:p>
      <text:p text:style-name="P4"><text:span text:style-name="Source_20_Text">plt.title('Training and Validation Loss')</text:span></text:p>
      <text:p text:style-name="P3"><text:span text:style-name="Source_20_Text">plt.show()</text:span></text:p>
      <text:p text:style-name="Text_20_body"/>
      <text:p text:style-name="Text_20_body"/>
      <text:p text:style-name="Text_20_body"/>
      <text:p text:style-name="P9"/>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9T20:06:38.537467707</meta:creation-date>
    <dc:date>2020-03-29T20:33:24.534699140</dc:date>
    <meta:editing-duration>PT6M4S</meta:editing-duration>
    <meta:editing-cycles>1</meta:editing-cycles>
    <meta:document-statistic meta:table-count="0" meta:image-count="0" meta:object-count="0" meta:page-count="8" meta:paragraph-count="226" meta:word-count="1623" meta:character-count="14378" meta:non-whitespace-character-count="11550"/>
    <meta:generator>LibreOffice/6.3.5.2$Linux_X86_64 LibreOffice_project/30$Build-2</meta:generator>
  </office:meta>
</office:document-meta>
</file>